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021b0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021b0" officeooo:paragraph-rsid="000021b0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08a69" officeooo:paragraph-rsid="000021b0" style:font-weight-asian="bold" style:font-weight-complex="bold"/>
    </style:style>
    <style:style style:name="P4" style:family="paragraph" style:parent-style-name="Standard">
      <style:text-properties officeooo:rsid="000021b0" officeooo:paragraph-rsid="000021b0"/>
    </style:style>
    <style:style style:name="P5" style:family="paragraph" style:parent-style-name="Standard">
      <style:text-properties style:text-underline-style="none" fo:font-weight="normal" officeooo:rsid="00008a69" officeooo:paragraph-rsid="000021b0" style:font-weight-asian="normal" style:font-weight-complex="normal"/>
    </style:style>
    <style:style style:name="P6" style:family="paragraph" style:parent-style-name="Standard" style:list-style-name="L1">
      <style:text-properties officeooo:rsid="000021b0" officeooo:paragraph-rsid="000021b0"/>
    </style:style>
    <style:style style:name="P7" style:family="paragraph" style:parent-style-name="Standard" style:list-style-name="L2">
      <style:text-properties officeooo:rsid="000021b0" officeooo:paragraph-rsid="000021b0"/>
    </style:style>
    <style:style style:name="P8" style:family="paragraph" style:parent-style-name="Standard" style:list-style-name="L2">
      <style:text-properties officeooo:paragraph-rsid="000021b0"/>
    </style:style>
    <style:style style:name="P9" style:family="paragraph" style:parent-style-name="Standard" style:list-style-name="L2">
      <style:text-properties style:text-underline-style="solid" style:text-underline-width="auto" style:text-underline-color="font-color" officeooo:rsid="000021b0" officeooo:paragraph-rsid="000021b0"/>
    </style:style>
    <style:style style:name="P10" style:family="paragraph" style:parent-style-name="Standard" style:list-style-name="L1">
      <style:text-properties style:text-underline-style="solid" style:text-underline-width="auto" style:text-underline-color="font-color" officeooo:rsid="000021b0" officeooo:paragraph-rsid="000021b0"/>
    </style:style>
    <style:style style:name="P11" style:family="paragraph" style:parent-style-name="Standard" style:list-style-name="L3">
      <style:text-properties style:text-underline-style="solid" style:text-underline-width="auto" style:text-underline-color="font-color" officeooo:rsid="000021b0" officeooo:paragraph-rsid="000021b0"/>
    </style:style>
    <style:style style:name="P12" style:family="paragraph" style:parent-style-name="Standard" style:list-style-name="L4">
      <style:text-properties style:text-underline-style="solid" style:text-underline-width="auto" style:text-underline-color="font-color" officeooo:rsid="00054ce8" officeooo:paragraph-rsid="00054ce8"/>
    </style:style>
    <style:style style:name="P13" style:family="paragraph" style:parent-style-name="Standard" style:list-style-name="L1">
      <style:text-properties style:text-underline-style="solid" style:text-underline-width="auto" style:text-underline-color="font-color" officeooo:rsid="00054ce8" officeooo:paragraph-rsid="00054ce8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04dfcd" officeooo:paragraph-rsid="001469d3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04dfcd" officeooo:paragraph-rsid="0015f24b" style:font-weight-asian="bold" style:font-weight-complex="bold"/>
    </style:style>
    <style:style style:name="P16" style:family="paragraph" style:parent-style-name="Standard" style:list-style-name="L2">
      <style:text-properties style:text-underline-style="none" officeooo:rsid="000021b0" officeooo:paragraph-rsid="000021b0"/>
    </style:style>
    <style:style style:name="P17" style:family="paragraph" style:parent-style-name="Standard" style:list-style-name="L1">
      <style:text-properties style:text-underline-style="none" officeooo:rsid="000021b0" officeooo:paragraph-rsid="000021b0"/>
    </style:style>
    <style:style style:name="P18" style:family="paragraph" style:parent-style-name="Standard" style:list-style-name="L1">
      <style:text-properties style:text-underline-style="none" officeooo:rsid="000021b0" officeooo:paragraph-rsid="001469d3"/>
    </style:style>
    <style:style style:name="P19" style:family="paragraph" style:parent-style-name="Standard" style:list-style-name="L3">
      <style:text-properties style:text-underline-style="none" officeooo:rsid="000021b0" officeooo:paragraph-rsid="000021b0"/>
    </style:style>
    <style:style style:name="P20" style:family="paragraph" style:parent-style-name="Standard" style:list-style-name="L4">
      <style:text-properties style:text-underline-style="none" officeooo:rsid="00054ce8" officeooo:paragraph-rsid="00054ce8"/>
    </style:style>
    <style:style style:name="P21" style:family="paragraph" style:parent-style-name="Standard" style:list-style-name="L1">
      <style:text-properties style:text-underline-style="none" officeooo:rsid="0007128c" officeooo:paragraph-rsid="0007128c"/>
    </style:style>
    <style:style style:name="P22" style:family="paragraph" style:parent-style-name="Standard" style:list-style-name="L4">
      <style:text-properties style:text-underline-style="none" officeooo:rsid="0007128c" officeooo:paragraph-rsid="0007128c"/>
    </style:style>
    <style:style style:name="P23" style:family="paragraph" style:parent-style-name="Standard" style:list-style-name="L5">
      <style:text-properties style:text-underline-style="none" fo:font-weight="normal" officeooo:rsid="0004739a" officeooo:paragraph-rsid="0004739a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04739a" officeooo:paragraph-rsid="0004739a" style:font-weight-asian="normal" style:font-weight-complex="normal"/>
    </style:style>
    <style:style style:name="P25" style:family="paragraph" style:parent-style-name="Standard" style:list-style-name="L5">
      <style:text-properties style:text-underline-style="none" fo:font-weight="normal" officeooo:rsid="0004dfcd" officeooo:paragraph-rsid="0004739a" style:font-weight-asian="normal" style:font-weight-complex="normal"/>
    </style:style>
    <style:style style:name="P26" style:family="paragraph" style:parent-style-name="Standard" style:list-style-name="L5">
      <style:text-properties style:text-underline-style="none" fo:font-weight="normal" officeooo:rsid="0004dfcd" officeooo:paragraph-rsid="0004dfcd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04dfcd" officeooo:paragraph-rsid="0004dfcd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04dfcd" officeooo:paragraph-rsid="001469d3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04dfcd" officeooo:paragraph-rsid="0015f24b" style:font-weight-asian="normal" style:font-weight-complex="normal"/>
    </style:style>
    <style:style style:name="P30" style:family="paragraph" style:parent-style-name="Standard" style:list-style-name="L3">
      <style:text-properties officeooo:paragraph-rsid="000021b0"/>
    </style:style>
    <style:style style:name="P31" style:family="paragraph" style:parent-style-name="Standard" style:list-style-name="L4">
      <style:text-properties officeooo:rsid="00054ce8" officeooo:paragraph-rsid="00054ce8"/>
    </style:style>
    <style:style style:name="P32" style:family="paragraph" style:parent-style-name="Standard">
      <style:text-properties officeooo:paragraph-rsid="0007225f"/>
    </style:style>
    <style:style style:name="P33" style:family="paragraph" style:parent-style-name="Standard">
      <style:text-properties officeooo:paragraph-rsid="0012cb87"/>
    </style:style>
    <style:style style:name="T1" style:family="text">
      <style:text-properties officeooo:rsid="000021b0"/>
    </style:style>
    <style:style style:name="T2" style:family="text">
      <style:text-properties style:text-underline-style="none" officeooo:rsid="000021b0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7225f" style:font-weight-asian="normal" style:font-weight-complex="normal"/>
    </style:style>
    <style:style style:name="T5" style:family="text">
      <style:text-properties style:text-underline-style="none" fo:font-weight="normal" officeooo:rsid="0008b0cd" style:font-weight-asian="normal" style:font-weight-complex="normal"/>
    </style:style>
    <style:style style:name="T6" style:family="text">
      <style:text-properties style:text-underline-style="none" fo:font-weight="normal" officeooo:rsid="000dcc8b" style:font-weight-asian="normal" style:font-weight-complex="normal"/>
    </style:style>
    <style:style style:name="T7" style:family="text">
      <style:text-properties style:text-underline-style="none" fo:font-weight="normal" officeooo:rsid="000e790b" style:font-weight-asian="normal" style:font-weight-complex="normal"/>
    </style:style>
    <style:style style:name="T8" style:family="text">
      <style:text-properties style:text-underline-style="none" fo:font-weight="normal" officeooo:rsid="0012cb87" style:font-weight-asian="normal" style:font-weight-complex="normal"/>
    </style:style>
    <style:style style:name="T9" style:family="text">
      <style:text-properties style:text-underline-style="none" fo:font-weight="normal" officeooo:rsid="001469d3" style:font-weight-asian="normal" style:font-weight-complex="normal"/>
    </style:style>
    <style:style style:name="T10" style:family="text">
      <style:text-properties officeooo:rsid="0010107b"/>
    </style:style>
    <style:style style:name="T11" style:family="text">
      <style:text-properties officeooo:rsid="0010e138"/>
    </style:style>
    <style:style style:name="T12" style:family="text">
      <style:text-properties officeooo:rsid="0012cb87"/>
    </style:style>
    <style:style style:name="T13" style:family="text">
      <style:text-properties officeooo:rsid="001469d3"/>
    </style:style>
    <style:style style:name="T14" style:family="text">
      <style:text-properties officeooo:rsid="0015f24b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tities and their Attributes:<text:span text:style-name="T3"> </text:span></text:p>
      <text:p text:style-name="P4"/>
      <text:list xml:id="list1558832066" text:style-name="L1">
        <text:list-item>
          <text:p text:style-name="P6">Airports</text:p>
        </text:list-item>
      </text:list>
      <text:list xml:id="list1320949705" text:style-name="L2">
        <text:list-item>
          <text:p text:style-name="P7">Name</text:p>
        </text:list-item>
        <text:list-item>
          <text:p text:style-name="P9">Code</text:p>
        </text:list-item>
        <text:list-item>
          <text:p text:style-name="P16">City</text:p>
        </text:list-item>
        <text:list-item>
          <text:p text:style-name="P16">State</text:p>
        </text:list-item>
        <text:list-item>
          <text:p text:style-name="P8"><text:span text:style-name="T2">Contact Phone #</text:span><text:span text:style-name="T1"><text:tab/></text:span></text:p>
        </text:list-item>
      </text:list>
      <text:list xml:id="list888448661" text:continue-list="list1558832066" text:style-name="L1">
        <text:list-item>
          <text:p text:style-name="P6">Crew Members</text:p>
          <text:list>
            <text:list-item>
              <text:p text:style-name="P6">Job</text:p>
            </text:list-item>
            <text:list-item>
              <text:p text:style-name="P10">Employee ID</text:p>
            </text:list-item>
            <text:list-item>
              <text:p text:style-name="P17">Name</text:p>
            </text:list-item>
            <text:list-item>
              <text:p text:style-name="P17">Phone #</text:p>
            </text:list-item>
            <text:list-item>
              <text:p text:style-name="P17">Availability</text:p>
            </text:list-item>
          </text:list>
        </text:list-item>
        <text:list-item>
          <text:p text:style-name="P6">Passengers</text:p>
          <text:list>
            <text:list-item>
              <text:p text:style-name="P17">Frequent Flier # </text:p>
            </text:list-item>
            <text:list-item>
              <text:p text:style-name="P13">Name</text:p>
            </text:list-item>
            <text:list-item>
              <text:p text:style-name="P10">Address</text:p>
            </text:list-item>
            <text:list-item>
              <text:p text:style-name="P10">Phone #</text:p>
            </text:list-item>
            <text:list-item>
              <text:p text:style-name="P17">Emergency Contact Info</text:p>
            </text:list-item>
            <text:list-item>
              <text:p text:style-name="P17">Seat #</text:p>
            </text:list-item>
          </text:list>
        </text:list-item>
        <text:list-item>
          <text:p text:style-name="P6">Flights</text:p>
          <text:list>
            <text:list-item>
              <text:p text:style-name="P10">Date</text:p>
            </text:list-item>
            <text:list-item>
              <text:p text:style-name="P10">Flight #</text:p>
            </text:list-item>
            <text:list-item>
              <text:p text:style-name="P17">Captain/Pilot</text:p>
            </text:list-item>
            <text:list-item>
              <text:p text:style-name="P17">Plane #</text:p>
            </text:list-item>
            <text:list-item>
              <text:p text:style-name="P21">Departure Time</text:p>
            </text:list-item>
            <text:list-item>
              <text:p text:style-name="P21">Arrival Time</text:p>
            </text:list-item>
          </text:list>
        </text:list-item>
        <text:list-item>
          <text:p text:style-name="P6">Flight History</text:p>
          <text:list>
            <text:list-item>
              <text:p text:style-name="P10">Frequent Flier #</text:p>
            </text:list-item>
            <text:list-item>
              <text:p text:style-name="P17">Flight #</text:p>
            </text:list-item>
            <text:list-item>
              <text:p text:style-name="P17">Date</text:p>
            </text:list-item>
            <text:list-item>
              <text:p text:style-name="P17">Seat #</text:p>
            </text:list-item>
            <text:list-item>
              <text:p text:style-name="P17">Meal Requests</text:p>
            </text:list-item>
            <text:list-item>
              <text:p text:style-name="P18"><text:span text:style-name="T13"># of Frequent Flier Miles Accumulated</text:span></text:p>
            </text:list-item>
          </text:list>
        </text:list-item>
        <text:list-item>
          <text:p text:style-name="P6">Planes</text:p>
        </text:list-item>
      </text:list>
      <text:list xml:id="list1746088670" text:style-name="L3">
        <text:list-item>
          <text:p text:style-name="P11">Plane #</text:p>
        </text:list-item>
        <text:list-item>
          <text:p text:style-name="P19">Type</text:p>
        </text:list-item>
        <text:list-item>
          <text:p text:style-name="P19">Date Built</text:p>
        </text:list-item>
        <text:list-item>
          <text:p text:style-name="P19"># of seats</text:p>
        </text:list-item>
        <text:list-item>
          <text:p text:style-name="P30"><text:span text:style-name="T2">Date Last Inspected</text:span><text:span text:style-name="T1"><text:tab/></text:span></text:p>
        </text:list-item>
      </text:list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list xml:id="list1059254813" text:style-name="L4">
        <text:list-item>
          <text:p text:style-name="P31">Legs</text:p>
          <text:list>
            <text:list-item>
              <text:p text:style-name="P12">Flight #</text:p>
            </text:list-item>
            <text:list-item>
              <text:p text:style-name="P12">Date</text:p>
            </text:list-item>
            <text:list-item>
              <text:p text:style-name="P20">Captain/Pilot</text:p>
            </text:list-item>
            <text:list-item>
              <text:p text:style-name="P20">Plane #</text:p>
            </text:list-item>
            <text:list-item>
              <text:p text:style-name="P22">Departure Time</text:p>
            </text:list-item>
            <text:list-item>
              <text:p text:style-name="P22">Arrival Time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3">Relationships with Attributes (Intersection Data):</text:p>
      <text:p text:style-name="P5"/>
      <text:list xml:id="list553901505" text:style-name="L5">
        <text:list-item>
          <text:p text:style-name="P23">Fly </text:p>
          <text:list>
            <text:list-item>
              <text:p text:style-name="P23">Date</text:p>
            </text:list-item>
          </text:list>
        </text:list-item>
      </text:list>
      <text:p text:style-name="P24"/>
      <text:p text:style-name="P24"><text:tab/><text:span text:style-name="T10">-We need Date associated with Planes and Flights, because different Planes fly different Flights on a day-to-day basis, </text:span><text:span text:style-name="T11">and Planes don't always fly the same Flights.</text:span></text:p>
      <text:p text:style-name="P24"/>
      <text:list xml:id="list1466935421" text:continue-numbering="true" text:style-name="L5">
        <text:list-header>
          <text:p text:style-name="P25"/>
        </text:list-header>
        <text:list-item>
          <text:p text:style-name="P23">Work-on</text:p>
          <text:list>
            <text:list-item>
              <text:p text:style-name="P26">Date</text:p>
            </text:list-item>
          </text:list>
        </text:list-item>
      </text:list>
      <text:p text:style-name="P27"><text:tab/><text:span text:style-name="T11">-We need Date associated with Crew Members and Flights, so we can uniquely identify whether a certain Crew Member (Pilot, Co-Pilot, or </text:span><text:span text:style-name="T12">Attendant) worked on a specific Flight. <text:s/></text:span></text:p>
      <text:p text:style-name="P27"/>
      <text:p text:style-name="P27"/>
      <text:p text:style-name="P15"><text:span text:style-name="T14">Dependencies:</text:span></text:p>
      <text:p text:style-name="P29"><text:span text:style-name="T14"/></text:p>
      <text:p text:style-name="P29"><text:span text:style-name="T14"><text:tab/>-Flight History is a weak entity since it has an existence dependency with Passengers, and not all Passengers have a Flight History</text:span></text:p>
      <text:p text:style-name="P29"><text:span text:style-name="T14">.</text:span></text:p>
      <text:p text:style-name="P28"><text:span text:style-name="T13"><text:tab/></text:span><text:span text:style-name="T14">-Legs is a weak entity since it has an existence dependency with Flights, and not all Flights</text:span></text:p>
      <text:p text:style-name="P29"><text:span text:style-name="T14">have legs</text:span></text:p>
      <text:p text:style-name="P14"><text:span text:style-name="T13">Comments:</text:span></text:p>
      <text:p text:style-name="P27"/>
      <text:p text:style-name="P27"/>
      <text:p text:style-name="P27"/>
      <text:p text:style-name="P32"><text:span text:style-name="T4"><text:tab/>In order to explain the cardinalities, we are considering a daily time scale. <text:s/>So, it is possible for a particular passenger to be on multiple flights in one day, and for multiple crew members to work on multiple flights </text:span><text:span text:style-name="T5">in one day</text:span><text:span text:style-name="T4">. <text:s/>Further, this allows us to identify a particular plane flying a particular flight on a particular day. <text:s/>Passengers</text:span><text:span text:style-name="T6">' Frequent Flier # cannot be part of primary key, because </text:span><text:span text:style-name="T9">the </text:span><text:span text:style-name="T6">Entity Integrity Constraint dictates that no potential null attribute can be used in the primary key. <text:s/></text:span><text:span text:style-name="T7">Thus, Frequent Flier # is a FK in Passengers table of Flight History table. <text:s/></text:span></text:p>
      <text:p text:style-name="P32"><text:soft-page-break/><text:span text:style-name="T7"/></text:p>
      <text:p text:style-name="P33"><text:span text:style-name="T8"><text:tab/>Also, note that Availability would work best as an Attribute of Crew Member if it were a string, i.e., “M</text:span><text:span text:style-name="T9">Tu</text:span><text:span text:style-name="T8">WTh 9am-9pm, F 6am-11pm.” <text:s/>So, the Date attribute on the Work-on relationship could also be used for scheduling employees to work on future dates. <text:s/></text:span><text:span text:style-name="T9">We do not have mandatory many-to-many relationships for most relationships, because there may be a case where all planes are grounded. <text:s/>But, we will assume that the company will always have at least one operational plane</text:span><text:span text:style-name="T8">. <text:s/></text:span></text:p>
      <text:p text:style-name="P33"><text:span text:style-name="T8"><text:tab/></text:span></text:p>
      <text:p text:style-name="P33"><text:span text:style-name="T8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U Student</meta:initial-creator>
    <meta:creation-date>2013-06-30T22:11:03</meta:creation-date>
    <dc:date>2013-07-03T19:02:31</dc:date>
    <dc:creator>NIU Student</dc:creator>
    <meta:editing-duration>P1DT11H59M1S</meta:editing-duration>
    <meta:editing-cycles>13</meta:editing-cycles>
    <meta:generator>LibreOffice/3.6$Linux_x86 LibreOffice_project/360m1$Build-2</meta:generator>
    <meta:document-statistic meta:table-count="0" meta:image-count="0" meta:object-count="0" meta:page-count="3" meta:paragraph-count="64" meta:word-count="423" meta:character-count="2268" meta:non-whitespace-character-count="1931"/>
  </office:meta>
</office:document-meta>
</file>